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01" style:family="table">
      <style:table-properties style:width="14.72cm" fo:margin-left="-0.025cm" table:align="left" style:writing-mode="lr-tb"/>
    </style:style>
    <style:style style:name="Tabela101.A" style:family="table-column">
      <style:table-column-properties style:column-width="4.258cm"/>
    </style:style>
    <style:style style:name="Tabela101.B" style:family="table-column">
      <style:table-column-properties style:column-width="10.462cm"/>
    </style:style>
    <style:style style:name="Tabela101.1" style:family="table-row">
      <style:table-row-properties style:row-height="0.501cm" style:keep-together="true" fo:keep-together="auto"/>
    </style:style>
    <style:style style:name="Tabela101.A1" style:family="table-cell">
      <style:table-cell-properties style:vertical-align="middle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01.B1" style:family="table-cell">
      <style:table-cell-properties style:vertical-align="middle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101.A2" style:family="table-cell">
      <style:table-cell-properties style:vertical-align="top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01.B2" style:family="table-cell">
      <style:table-cell-properties style:vertical-align="top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102" style:family="table">
      <style:table-properties style:width="14.767cm" fo:margin-left="-0.004cm" table:align="left" style:writing-mode="lr-tb"/>
    </style:style>
    <style:style style:name="Tabela102.A" style:family="table-column">
      <style:table-column-properties style:column-width="7.306cm"/>
    </style:style>
    <style:style style:name="Tabela102.B" style:family="table-column">
      <style:table-column-properties style:column-width="7.461cm"/>
    </style:style>
    <style:style style:name="Tabela102.1" style:family="table-row">
      <style:table-row-properties style:min-row-height="0.536cm" style:keep-together="true" fo:keep-together="auto"/>
    </style:style>
    <style:style style:name="Tabela102.A1" style:family="table-cell">
      <style:table-cell-properties style:vertical-align="middle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102.2" style:family="table-row">
      <style:table-row-properties style:min-row-height="0.644cm" style:keep-together="true" fo:keep-together="auto"/>
    </style:style>
    <style:style style:name="Tabela102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102.B2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none" fo:border-bottom="none" style:writing-mode="lr-tb">
        <style:background-image/>
      </style:table-cell-properties>
    </style:style>
    <style:style style:name="Tabela102.3" style:family="table-row">
      <style:table-row-properties style:min-row-height="0.801cm" style:keep-together="true" fo:keep-together="auto"/>
    </style:style>
    <style:style style:name="Tabela102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4.001cm"/>
        </style:tab-stops>
      </style:paragraph-properties>
      <style:text-properties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3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.071cm" fo:margin-bottom="0cm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top="0cm" fo:margin-bottom="0.3cm" style:line-height-at-least="0.499cm" fo:text-align="center" style:justify-single-word="false" style:snap-to-layout-grid="false">
        <style:tab-stops>
          <style:tab-stop style:position="4.001cm"/>
        </style:tab-stops>
      </style:paragraph-properties>
      <style:text-properties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top="0cm" fo:margin-bottom="0.3cm" style:line-height-at-least="0.499cm"/>
      <style:text-properties fo:font-weight="bold" style:font-weight-asian="bold"/>
    </style:style>
    <style:style style:name="P12" style:family="paragraph" style:parent-style-name="Standard">
      <style:paragraph-properties fo:margin-top="0cm" fo:margin-bottom="0.3cm" style:line-height-at-least="0.499cm" fo:text-align="center" style:justify-single-word="false" fo:break-before="page"/>
      <style:text-properties fo:font-weight="bold" style:font-weight-asian="bold"/>
    </style:style>
    <style:style style:name="P13" style:family="paragraph" style:parent-style-name="Standard">
      <style:paragraph-properties fo:margin-top="0.101cm" fo:margin-bottom="0.101cm" fo:line-height="150%" fo:text-align="justify" style:justify-single-word="false" style:text-autospace="none"/>
      <style:text-properties fo:color="#000000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top="0.101cm" fo:margin-bottom="0.101cm" fo:line-height="150%" fo:text-align="justify" style:justify-single-word="false" style:text-autospace="none" style:snap-to-layout-grid="false"/>
      <style:text-properties fo:color="#000000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top="0.101cm" fo:margin-bottom="0.101cm" fo:line-height="150%" fo:text-align="justify" style:justify-single-word="false" style:text-autospace="none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Text_20_body">
      <style:paragraph-properties fo:text-align="justify" style:justify-single-word="false"/>
      <style:text-properties fo:color="#000000" fo:font-size="10pt" style:font-name-asian="Arial" style:font-size-asian="10pt" style:font-name-complex="Arial" style:font-size-complex="10pt"/>
    </style:style>
    <style:style style:name="P18" style:family="paragraph" style:parent-style-name="Standard" style:list-style-name="WW8Num80">
      <style:paragraph-properties fo:margin-left="2.381cm" fo:margin-right="0cm" fo:line-height="150%" fo:text-align="justify" style:justify-single-word="false" fo:text-indent="-0.63cm" style:auto-text-indent="false" style:text-autospace="none">
        <style:tab-stops/>
      </style:paragraph-properties>
      <style:text-properties fo:color="#000000" fo:font-size="10pt" style:font-name-asian="Arial" style:font-size-asian="10pt" style:font-name-complex="Arial" style:font-size-complex="10pt"/>
    </style:style>
    <style:style style:name="P19" style:family="paragraph" style:parent-style-name="Standard" style:list-style-name="WW8Num80">
      <style:paragraph-properties fo:margin-left="2.381cm" fo:margin-right="0cm" fo:line-height="150%" fo:text-align="justify" style:justify-single-word="false" fo:text-indent="-0.63cm" style:auto-text-indent="false" style:text-autospace="none">
        <style:tab-stops/>
      </style:paragraph-properties>
      <style:text-properties fo:color="#0000ff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1" style:family="text">
      <style:text-properties fo:font-size="10pt" fo:letter-spacing="0.053cm" fo:font-weight="bold" style:font-size-asian="10pt" style:font-weight-asian="bold" style:font-size-complex="10pt"/>
    </style:style>
    <style:style style:name="T2" style:family="text">
      <style:text-properties fo:font-size="10pt" fo:letter-spacing="0.046cm" fo:font-weight="bold" style:letter-kerning="true" style:font-size-asian="10pt" style:font-weight-asian="bold" style:font-size-complex="10pt"/>
    </style:style>
    <style:style style:name="T3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4" style:family="text">
      <style:text-properties fo:color="#0000ff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5" style:family="text">
      <style:text-properties fo:color="#000000" fo:font-size="10pt" style:font-name-asian="Arial" style:font-size-asian="10pt" style:font-name-complex="Arial" style:font-size-complex="10pt"/>
    </style:style>
    <style:style style:name="T6" style:family="text">
      <style:text-properties fo:color="#000000" fo:font-size="10pt" fo:font-weight="bold" style:font-name-asian="Arial" style:font-size-asian="10pt" style:font-weight-asian="bold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RMO DE ENCERRAMENTO DO CONTRATO</text:p>
      <text:p text:style-name="P11">Identificação</text:p>
      <table:table table:name="Tabela101" table:style-name="Tabela101">
        <table:table-column table:style-name="Tabela101.A"/>
        <table:table-column table:style-name="Tabela101.B"/>
        <table:table-row table:style-name="Tabela101.1">
          <table:table-cell table:style-name="Tabela101.A1" office:value-type="string">
            <text:p text:style-name="P3">Contrato Número:</text:p>
            <text:p text:style-name="P3"/>
          </table:table-cell>
          <table:table-cell table:style-name="Tabela101.B1" office:value-type="string">
            <text:p text:style-name="P6"/>
          </table:table-cell>
        </table:table-row>
        <table:table-row table:style-name="Tabela101.1">
          <table:table-cell table:style-name="Tabela101.A2" office:value-type="string">
            <text:p text:style-name="P3">Objeto:</text:p>
          </table:table-cell>
          <table:table-cell table:style-name="Tabela101.B2" office:value-type="string">
            <text:p text:style-name="P9"/>
          </table:table-cell>
        </table:table-row>
        <table:table-row table:style-name="Tabela101.1">
          <table:table-cell table:style-name="Tabela101.A2" office:value-type="string">
            <text:p text:style-name="P3">Contratada:</text:p>
          </table:table-cell>
          <table:table-cell table:style-name="Tabela101.B2" office:value-type="string">
            <text:p text:style-name="P9"/>
          </table:table-cell>
        </table:table-row>
        <table:table-row table:style-name="Tabela101.1">
          <table:table-cell table:style-name="Tabela101.A2" office:value-type="string">
            <text:p text:style-name="P3">Contratante:</text:p>
          </table:table-cell>
          <table:table-cell table:style-name="Tabela101.B2" office:value-type="string">
            <text:p text:style-name="P9"/>
          </table:table-cell>
        </table:table-row>
      </table:table>
      <text:p text:style-name="Text_20_body"/>
      <text:p text:style-name="P16">Termos</text:p>
      <text:p text:style-name="P14">Por este instrumento, as partes acima identificadas resolvem registrar o encerramento do contrato em epígrafe e ressaltar o que segue:</text:p>
      <text:p text:style-name="P15"><text:span text:style-name="T5">O presente contrato está sendo encerrado por motivo de </text:span><text:span text:style-name="T4">&lt;motivo&gt;</text:span><text:span text:style-name="T5">.</text:span></text:p>
      <text:p text:style-name="P15"><text:span text:style-name="T5">As partes concedem-se mutuamente plena, geral, irrestrita e irrevogável quitação de todas as obrigações diretas e indiretas decorrentes deste contrato, não restando mais nada a reclamar de parte a parte, </text:span><text:span text:style-name="T6">exceto</text:span><text:span text:style-name="T5"> as relacionadas no parágrafo a seguir.</text:span></text:p>
      <text:p text:style-name="P13">Não estão abrangidas pela quitação ora lançada e podem ser objeto de exigência ou responsabilização, mesmo após o encerramento do vínculo contratual:</text:p>
      <text:list xml:id="list38244887" text:style-name="WW8Num80">
        <text:list-item>
          <text:p text:style-name="P18">As obrigações relacionadas a processos iniciados de penalização contratual;</text:p>
        </text:list-item>
        <text:list-item>
          <text:p text:style-name="P18">As garantias sobre bens e serviços entregues ou prestados, tanto legais quanto convencionais;</text:p>
        </text:list-item>
        <text:list-item>
          <text:p text:style-name="P18">A reclamação de qualquer tipo sobre defeitos ocultos nos produtos ou serviços entregues ou prestados.</text:p>
        </text:list-item>
        <text:list-item>
          <text:p text:style-name="P19">&lt;inserir pendências, se houver&gt;.</text:p>
        </text:list-item>
      </text:list>
      <text:p text:style-name="P17">E assim tendo lido e concordado com todos os seus termos, firmam as partes o presente instrumento, em duas vias iguais, para que surta seus efeitos jurídicos.</text:p>
      <text:p text:style-name="Standard"/>
      <text:p text:style-name="P8">De Acordo</text:p>
      <text:p text:style-name="Standard"/>
      <table:table table:name="Tabela102" table:style-name="Tabela102">
        <table:table-column table:style-name="Tabela102.A"/>
        <table:table-column table:style-name="Tabela102.B"/>
        <table:table-row table:style-name="Tabela102.1">
          <table:table-cell table:style-name="Tabela102.A1" office:value-type="string">
            <text:p text:style-name="P2">CONTRATANTE</text:p>
          </table:table-cell>
          <table:table-cell table:style-name="Tabela102.A1" office:value-type="string">
            <text:p text:style-name="P2">CONTRATADA</text:p>
          </table:table-cell>
        </table:table-row>
        <table:table-row table:style-name="Tabela102.2">
          <table:table-cell table:style-name="Tabela102.A2" office:value-type="string">
            <text:p text:style-name="P7"><text:span text:style-name="T2">Autoridade da </text:span><text:span text:style-name="T2">Área Administrativa</text:span></text:p>
          </table:table-cell>
          <table:table-cell table:style-name="Tabela102.B2" office:value-type="string">
            <text:p text:style-name="P2">Representante Legal</text:p>
          </table:table-cell>
        </table:table-row>
        <table:table-row table:style-name="Tabela102.3">
          <table:table-cell table:style-name="Tabela102.A3" office:value-type="string">
            <text:p text:style-name="P2"/>
            <text:p text:style-name="P2"/>
            <text:p text:style-name="P4">______________________</text:p>
            <text:p text:style-name="P5">&lt;Nome&gt;</text:p>
            <text:p text:style-name="P7"><text:span text:style-name="T1">Matrícula: </text:span><text:span text:style-name="T3">&lt;Matr.&gt;</text:span></text:p>
          </table:table-cell>
          <table:table-cell table:style-name="Tabela102.A3" office:value-type="string">
            <text:p text:style-name="P4"/>
            <text:p text:style-name="P4"/>
            <text:p text:style-name="P4">______________________</text:p>
            <text:p text:style-name="P5">&lt;Nome&gt;</text:p>
            <text:p text:style-name="P5">&lt;Qualificação&gt;</text:p>
          </table:table-cell>
        </table:table-row>
      </table:table>
      <text:p text:style-name="P1"/>
      <text:p text:style-name="P1"/>
      <text:p text:style-name="P10">____________________________, <text:s text:c="3"/>________ de _____________________ de 20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8Num80z0" style:family="text">
      <style:text-properties style:font-name="Symbol" fo:font-size="11pt" style:font-size-asian="11pt" style:font-name-complex="OpenSymbol" style:font-size-complex="11pt"/>
    </style:style>
    <style:style style:name="WW8Num80z1" style:family="text">
      <style:text-properties style:font-name="OpenSymbol" fo:font-size="11pt" style:font-size-asian="11pt" style:font-name-complex="OpenSymbol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0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80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80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80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80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80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80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8:13:45.50</dc:date>
    <dc:creator>Luiz Fernando Bastos Coura</dc:creator>
    <meta:editing-duration>PT00H27M19S</meta:editing-duration>
    <meta:editing-cycles>3</meta:editing-cycles>
    <meta:generator>BrOffice.org/3.2$Win32 OpenOffice.org_project/320m12$Build-9483</meta:generator>
    <meta:document-statistic meta:table-count="2" meta:image-count="0" meta:object-count="0" meta:page-count="1" meta:paragraph-count="28" meta:word-count="196" meta:character-count="1405"/>
  </office:meta>
</office:document-meta>
</file>